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42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05pt"/>
    </style:style>
    <style:style style:name="co6" style:family="table-column">
      <style:table-column-properties fo:break-before="auto" style:column-width="121.75pt"/>
    </style:style>
    <style:style style:name="co7" style:family="table-column">
      <style:table-column-properties fo:break-before="auto" style:column-width="387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ext-properties fo:color="#000000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d7d7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52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9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wrap-option="wrap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0" style:family="table-cell" style:parent-style-name="Default" style:data-style-name="N100">
      <style:table-cell-properties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1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wrap-option="wrap"/>
      <style:text-properties style:font-name="Liberation Sans" fo:font-size="10pt" fo:language="none" fo:country="none" style:font-name-asian="Consolas" style:font-size-asian="10pt" style:language-asian="none" style:country-asian="none" style:font-name-complex="Consolas" style:font-size-complex="10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9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ce30" style:family="table-cell" style:parent-style-name="Default">
      <style:table-cell-properties fo:background-color="#ffd7d7" fo:wrap-option="wrap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2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3" style:family="table-cell" style:parent-style-name="Default"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 style:font-size-asian="12pt" style:font-size-complex="12pt"/>
    </style:style>
    <style:style style:name="T3" style:family="text">
      <style:text-properties fo:color="#000000" style:text-underline-style="solid" style:text-underline-width="auto" style:text-underline-color="font-color" style:font-name-asian="Consolas" style:font-name-complex="Consolas" style:font-size-asian="12pt" style:font-size-complex="12pt"/>
    </style:style>
    <style:style style:name="T4" style:family="text">
      <style:text-properties style:font-name-asian="Consolas" style:font-name-complex="Consolas" style:font-size-asian="12pt" style:font-size-complex="12pt" fo:color="#000000" style:text-underline-style="solid" style:text-underline-width="auto" style:text-underline-color="font-color"/>
    </style:style>
    <style:style style:name="T5" style:family="text">
      <style:text-properties fo:color="#000000" fo:font-size="10pt" style:text-underline-style="none" style:text-underline-color="font-color" style:font-name-asian="Consolas" style:font-name-complex="Consolas" style:font-size-asian="10pt" style:font-size-complex="10pt"/>
    </style:style>
    <style:style style:name="T6" style:family="text">
      <style:text-properties fo:font-size="10pt" style:text-underline-style="none" style:text-underline-color="font-color" style:font-name-asian="Consolas" style:font-name-complex="Consolas" style:font-size-asian="10pt" style:font-size-complex="10pt"/>
    </style:style>
    <style:style style:name="T7" style:family="text">
      <style:text-properties fo:font-size="10pt" style:text-underline-style="none" style:text-underline-color="font-color" style:font-name-asian="Consolas" style:font-name-complex="Consolas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lgorithms-index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column table:style-name="co4" table:number-columns-repeated="58" table:default-cell-style-name="ce10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Key </text:p>
          </table:table-cell>
          <table:table-cell table:style-name="ce12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bezzudumu saspie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jēdzienus saistībā ar ziņojumu saspiešanu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Definējam saspiešanas terminus, kopu teorijas un varbūtiskas sakarības; ieviešam arī informācijas saturu un entropiju ziņojumu telpā. Modulis neietver konkrētus saspiešanas algoritmus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span text:style-name="T1"><text:a xlink:href="https://bit.ly/2WDE6qG" xlink:type="simple">https://bit.ly/2WDE6qG</text:a></text:span><text:span text:style-name="T1"> (CMU:Blelloch2013, pp.1-9) </text:span>Introduction to Data Compression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<text:a xlink:href="https://youtu.be/y5VdtQSqiAI" xlink:type="simple">https://youtu.be/y5VdtQSqiAI</text:a> (Cambridge:<text:span text:style-name="T2">MacKay2014A) Entropy and Data Compression (I): Introduction to Compression, Inf.Theory and Entropy.</text:span>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5" office:value-type="string" calcext:value-type="string">
            <text:p><text:span text:style-name="T2"><text:a xlink:href="https://youtu.be/0SxJl5G2bp0" xlink:type="simple">https://youtu.be/0SxJl5G2bp0</text:a></text:span><text:span text:style-name="T2"> (Cambridge:MacKay2014B) Entropy and Data Compression (II): Shannon's Source Coding Theorem, The Bent Coin Lottery.</text:span>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zskaidrot kursa saturu un tajā izmantotās metode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zskaidrot sešas satura tēmas jeb priekšmetapgabal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2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dentificēt algoritmu paradigmas jeb algoritmu veidošanas princip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3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Apspriest kursa mācību virsuzdevum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4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Skaidrot rīku un metožu piemērotību virsuzdevumu sasniegšana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5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Skaidrot kursa priekšnoteikumus un tvērum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ziņojumus, kodējumus, bezzudumu un zudumradošo saspiešan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saspiešanu klasisku kopu un funkciju līmenī bez varbūtiskiem modeļ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ziņojumus un ziņojumu alfabē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ējumu kā funkciju no ziņojumiem uz bitu virknīt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Pierādīt universāla saspiešanas algoritma neesamību ar Dirihlē princip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bezzudumu un zudumradošo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5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saspiešanas kontekstam noteikt ziņojumu alfabētu un kodējuma funk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alfabētam un ziņojumu virknes garumam noteikt iespējamo virkņu skaitu (t.sk. ar papildu ierobežojumiem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7</text:p>
          </table:table-cell>
          <table:table-cell office:value-type="string" calcext:value-type="string">
            <text:p>example</text:p>
          </table:table-cell>
          <table:table-cell table:style-name="ce18" office:value-type="string" calcext:value-type="string">
            <text:p><text:span text:style-name="T3">Atrast</text:span><text:span text:style-name="T2"> </text:span><text:span text:style-name="T4">varbūtību</text:span><text:span text:style-name="T2"> </text:span><text:span text:style-name="T4">sadalījumu</text:span><text:span text:style-name="T2"> </text:span><text:span text:style-name="T4">diskrētam</text:span><text:span text:style-name="T2"> </text:span><text:span text:style-name="T4">gadījumlielumam</text:span><text:span text:style-name="T2"> (</text:span><text:span text:style-name="T4">piemēram</text:span><text:span text:style-name="T2">, </text:span><text:span text:style-name="T4">ziņojumu</text:span><text:span text:style-name="T2"> </text:span><text:span text:style-name="T4">kopai</text:span><text:span text:style-name="T2">) </text:span><text:span text:style-name="T4">ar</text:span><text:span text:style-name="T2"> </text:span><text:span text:style-name="T4">nelielu</text:span><text:span text:style-name="T2"> </text:span><text:span text:style-name="T4">skaitu</text:span><text:span text:style-name="T2"> </text:span><text:span text:style-name="T4">vērtību</text:span><text:span text:style-name="T2">, </text:span><text:span text:style-name="T4">ja</text:span><text:span text:style-name="T2"> </text:span><text:span text:style-name="T4">zināms</text:span><text:span text:style-name="T2"> </text:span><text:span text:style-name="T4">ziņojumu</text:span><text:span text:style-name="T2"> </text:span><text:span text:style-name="T4">ģenerēšanas</text:span><text:span text:style-name="T2"> process.</text:span>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varbūtisku ziņojumu modeli, ziņojuma informācijas saturu tajā un vidējo kodējuma garumu.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Piedēvējam ziņojumiem varbūtības un ieviešam saistītos jēdzienus - informācijas saturu un vidējo kodējuma gar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1</text:p>
          </table:table-cell>
          <table:table-cell office:value-type="string" calcext:value-type="string">
            <text:p>task</text:p>
          </table:table-cell>
          <table:table-cell table:style-name="ce19" office:value-type="string" calcext:value-type="string">
            <text:p>Pamatot saspiešanas metodes saistību ar ziņojumu varbūtisko mode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Aprakstīt n-bitu kodu telpu un tās dalīšanu gabal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nkrēta ziņojuma informācijas sat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4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Definēt kodējuma vidējo gar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5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Atrast viena ziņojuma informācijas satur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dotajām burtu varbūtīb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gadījumlieluma vērtību skaitam $n$ atrast entropijas maksimums un minimumu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diskrēta gadījumlieluma entropij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Ieviešam entropijas jēdzienu un ieskicējam tā saistību ar informācijas saspiežamību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4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Definēt gadījumlieluma entropiju kā vidējo vērtību informācijas satur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nosacīto entrop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divu neatkarīgu gadījumu lielumu pāra entropiju.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1.1.4.4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string" calcext:value-type="string">
            <text:p>Formulēt (bez pierādījuma) entropijas saistību ar datu saspiežamīb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Formulēt entropijas īpašības un izpausmes praktiskās situācijā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Nostiprinām entropijas izprašanu, risinot piemērus un teksta uzdevumus,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a vidējo garumu un saspiešanas attiecību (compression ratio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2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monētu svēršan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entropiju kartiņu un urnu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akstīt funkcijas definīcijas un vērtību apgabalus, raksturot entropiju algoritma ieejā un izejā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Formulēt un pamatot apgalvojumus par prefiksu kod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mainīga garuma prefiksu kodus, to teorētiskās īpašības un Hafmana kodu optim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2WDE6qG" xlink:type="simple">https://bit.ly/2WDE6qG</text:a></text:span><text:span text:style-name="T1"> (CMU:Blelloch2013, pp.10-15) Introduction to Data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hHEaX" xlink:type="simple">https://bit.ly/2DhHEaX</text:a> (Thanh2020) Demo Projects: Huffman cod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eHGqNvkL4n4" xlink:type="simple">https://youtu.be/eHGqNvkL4n4</text:a> (Cambridge:McKay2014C) Entropy and Data Compression (III):  Shannon's Source Coding Theorem, Symbol Cod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table:style-name="ce20" office:value-type="string" calcext:value-type="string">
            <text:p><text:span text:style-name="T2"><text:a xlink:href="https://youtu.be/cJ_rhZ9DP9k" xlink:type="simple">https://youtu.be/cJ_rhZ9DP9k</text:a></text:span><text:span text:style-name="T2"> (Cambridge:McKay2014D) Entropy and Data Compression (IV): Shannon's Source Coding Theorem, Symbol Codes.</text:span>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prefiksu kodus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prefiksu kodus vispārīgajā (ne obligāti Hafmana) veidā. Pieminam “non-prefix-free codes”, bet šādas neparastas lietas kursā neapspriež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ādīt kā neprefiksu kodi rada divdom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2</text:p>
          </table:table-cell>
          <table:table-cell office:value-type="string" calcext:value-type="string">
            <text:p>tas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lūkot Morzes kodu kā nedivdomīgu kodu un vai tas ir prefiksu kod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Konstruēt prefiksu kokus, zinot burtu parādīšanās varbūtības. 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description</text:p>
          </table:table-cell>
          <table:table-cell table:style-name="ce52"/>
          <table:table-cell table:number-columns-repeated="61"/>
        </table:table-row>
        <table:table-row table:style-name="ro1">
          <table:table-cell office:value-type="string" calcext:value-type="string">
            <text:p>1.2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skaidrot, kā Hafmana pseidokodā darbojas prioritātes ri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<text:span text:style-name="T3">Uzzīmēt</text:span><text:span text:style-name="T2"> </text:span><text:span text:style-name="T4">Hafmana</text:span><text:span text:style-name="T2"> </text:span><text:span text:style-name="T4">koku, ja dots ziņojumu</text:span><text:span text:style-name="T2"> </text:span><text:span text:style-name="T4">varbūtību</text:span><text:span text:style-name="T2"> </text:span><text:span text:style-name="T4">sadalījums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3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Pārveidot Hafmana koku kanoniskā formā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atkodēšanas viennozīmīgumu, ja kodēšanai izmantots prefiksu koks (neviens kods nav otram prefiks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prefiksu koka piemērus (teiksim, UTF-8 kodējum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kodējumus, kas nav prefiksu kodi (teiksim, Morzes kod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vispārīgu prefiksu saspiešanas metod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Hafmana kodu dabīgu valodu burt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prefiksu koku vispārēju teor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kodu telpas jēdzie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, kā prefiksu koda garums atšķiras no entrop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skaidrot entropiju kā saspiešanas teorētisko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Šenona informācijas teorēma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1.2.7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idējā prefiksu koda garumu $M = \sum_{x \in X} p_x\ell_x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2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Krafta-Makmilana teorē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3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<text:span text:style-name="T3">Jensena</text:span><text:span text:style-name="T2"> </text:span><text:span text:style-name="T4">nevienādība</text:span><text:span text:style-name="T2"> (t.sk. </text:span><text:span text:style-name="T4">Logaritmu un</text:span><text:span text:style-name="T2"> </text:span><text:span text:style-name="T4">entropijas</text:span><text:span text:style-name="T2"> </text:span><text:span text:style-name="T4">novērtējumos</text:span><text:span text:style-name="T2">)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4</text:p>
          </table:table-cell>
          <table:table-cell office:value-type="string" calcext:value-type="string">
            <text:p>math</text:p>
          </table:table-cell>
          <table:table-cell table:style-name="ce19" office:value-type="string" calcext:value-type="string">
            <text:p>Teorēma par koda garumu, kas nepārsniedz $H(S)+1$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, kāpēc Hafmana algoritms ir optimāls - vidējais koda garums uz vienu simbolu vismazākais, ja salīdzina ar citām prefiksu metodēm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aritmētisko saspiešanu.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aritmētiskās saspiešanas algoritmu un tā optimalitātes īpašības starp citiem “entropijas kodiem”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16-21) Introduction to Data Compression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OXiuH" xlink:type="simple">https://bit.ly/2COXiuH</text:a> (Said2004) <text:span text:style-name="T2">Introduction to Arithmetic Coding - Theory and Practice. </text:span><text:span text:style-name="T4">Amir</text:span><text:span text:style-name="T2"> Said, HP Labs, 2004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aritmētiskā koda pamatide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matot optimālā koda garuma nesasniedzamību, kodējot ziņojumus pa vie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odu telpu optimāli vairāku ziņojumu virk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lūkot metamo kauliņu piemēru aritmētiskai kod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4</text:p>
          </table:table-cell>
          <table:table-cell table:style-name="ce6" office:value-type="string" calcext:value-type="string">
            <text:p>math</text:p>
          </table:table-cell>
          <table:table-cell table:style-name="ce22" office:value-type="string" calcext:value-type="string">
            <text:p>Daļskaitļu pieraksts divnieku sistēmā (aritmētiskajam koda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5</text:p>
          </table:table-cell>
          <table:table-cell table:style-name="ce6" office:value-type="string" calcext:value-type="string">
            <text:p>math</text:p>
          </table:table-cell>
          <table:table-cell table:style-name="ce19" office:value-type="string" calcext:value-type="string">
            <text:p>Kodēt skaitļu intervālus ar galīgām bitu vir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ekārtot vārdiem alfabētā intervālus no $[0;1]$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viennozīmīgas atkodēšanas iespēj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intervālu garumus un to kodēšanai nepieciešamo bitu skait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1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Iekodēt ziņojumu virkni ar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2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Atkodēt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5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Lietot un analizēt veselo skaitļu aritmētisko kodē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LZ77, LZ78 un LZW saspiešanas algoritmus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lūkoti tie saspiešanas algoritmi, kuri līdzās saspiešanai veido datu struktūras ar bieži atkārtojošamies fragmentiem. Tie labi saspiež cilvēku valodas tekstus; ir efektīvi un plaši izmanto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2-36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Markova ķē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ķēdi kā varbūtisku automātu vai Markova modeli ar kārtu $k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nosacīto varbūtību un nosacīto entrop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alodas informācijas avota entropiju (source entropy) kā n-grammu entropiju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7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7 datu struktūr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kodēt un atkodēt ziņojumu virkni ar LZ77 algoritmu, izmantot tā datu struktūru (apzīmēt apakšvirknītes jau iekodētajā apgabalā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8 un/vai LZW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8 un LZW algoritmu atšķirības, to datu struktūras un 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3.2</text:p>
          </table:table-cell>
          <table:table-cell table:style-name="ce9" office:value-type="string" calcext:value-type="string">
            <text:p>task</text:p>
          </table:table-cell>
          <table:table-cell table:style-name="ce18" office:value-type="string" calcext:value-type="string">
            <text:p><text:span text:style-name="T3">Iekodēt</text:span><text:span text:style-name="T2"> </text:span><text:span text:style-name="T4">un</text:span><text:span text:style-name="T2"> </text:span><text:span text:style-name="T4">atkodēt</text:span><text:span text:style-name="T2"> </text:span><text:span text:style-name="T4">ziņojumu</text:span><text:span text:style-name="T2"> </text:span><text:span text:style-name="T4">virkni</text:span><text:span text:style-name="T2"> </text:span><text:span text:style-name="T4">ar</text:span><text:span text:style-name="T2"> LZ78 </text:span><text:span text:style-name="T4">algoritmu</text:span><text:span text:style-name="T2">, </text:span><text:span text:style-name="T4">izmantot</text:span><text:span text:style-name="T2"> </text:span><text:span text:style-name="T4">tā</text:span><text:span text:style-name="T2"> </text:span><text:span text:style-name="T4">datu</text:span><text:span text:style-name="T2"> </text:span><text:span text:style-name="T4">struktūru</text:span><text:span text:style-name="T2"> (</text:span><text:span text:style-name="T4">tabulu</text:span><text:span text:style-name="T2"> </text:span><text:span text:style-name="T4">ar</text:span><text:span text:style-name="T2"> </text:span><text:span text:style-name="T4">pievienojamo</text:span><text:span text:style-name="T2"> </text:span><text:span text:style-name="T4">virknīšu</text:span><text:span text:style-name="T2"> </text:span><text:span text:style-name="T4">vārdnīcu</text:span><text:span text:style-name="T2">)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Markova ķēdes modeli un tās ziņojumu saspiežam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"patentētus" algoritmus un failu formātus, vārda brīvību algoritmu pasaul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LZ saimes rīkus - `gz`, `WinZIP`, GIF, biroja fail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rhivēšanas rīku gz/WinZIP, gzip2 u.c. pārska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NG saspiešanas līmeņi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Berouza-Vīlera algorit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rakstīts Berouza-Vīlera algoritms un tā variācijas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7-39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1.5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Lietot “Move-to-front” iekodēšanu un atkod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Berouza-Vīlera transformāciju un tai invers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Veidot Berouza-Vīlera transformāc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1</text:p>
          </table:table-cell>
          <table:table-cell office:value-type="string" calcext:value-type="string">
            <text:p>math</text:p>
          </table:table-cell>
          <table:table-cell table:style-name="ce24" office:value-type="string" calcext:value-type="string">
            <text:p>Atšķirt leksikogrāfisko, inversi leksikogrāfisko u.c. virkņu sakārtoju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3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Veikt 1 soli Berouza-Vīlera algoritma iekodēšanā vai atkodēšanā (virknēm garumā līdz 20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3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Veikt pilnu Berouza-Vīlera iekodēšanu vai atkodēšanu (virknēm garumā līdz 8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4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Analizēt Markova procesus u.c. stohastiskas ķēdes LZ77, LZ78 un Berouza-Vīlera algorit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BW variantu, kur transformācijas rezultāts ir vienādi garš ar sākuma virkni; nav jāiegaumē sākumpozī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W saimes rīkus, piemēram, `bzip2` u.c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Salīdzināt saspiešanas metodes darbībā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grākajās apakšnodaļās izklāstīto algoritmu kopsavilkums un apsvērumi, kura saspiešanas metode piemērota katrai situācij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jlUIg1" xlink:type="simple">https://bit.ly/3jlUIg1</text:a></text:span><text:span text:style-name="T1"> (Haecky2016, CH11) Understanding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erYBf" xlink:type="simple">https://bit.ly/39erYBf</text:a></text:span><text:span text:style-name="T1"> (Perry2014) A Fictional Compression Metric Moves into the Real World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empīriskus novērojumus par bezzudumu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abisko valodu entropijas raksturliel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Kalgari u.c. korpusus saspiešanas metožu salīdz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saspiešanas attiecības pēc algoritma un informācijas vei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“Veismana novērtējumu” saspiešanas algorit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datu saspiešanas scenārij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bezsaistē, atarhivē uz klienta (video-satura u.c. piegādes scenārijs – failu izmērs vs. kvalitāte)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uz klienta, atarhivē mākonī (soctīklu scenārijs – datu apjoma tarifi vs. mobilās ierīces CPU un akumulator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kombinētus bezzudumu saspiešanas rīkus un formā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ZPAQ saspiešanas pakot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ezzudumu attēlu saspiešanu (GIF, PNG, WebP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File binder* programmas - pašatarhivējošus izpildāmos fail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pazīt saspiešanas algoritmu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cenārijus, kur “man-in-the-middle” nodarbojas ar atarhivēšan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LP (datu noplūdes novēršanas) scenāriju, kurā jākontrolē izejošais saturs saspiestos datu pārraides kanāl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edzēt gaidāmo rezultātu, ja arhīva fails datortīklā nosūtīts ne līdz galam vai arī tajā ir daži sabojāti baiti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1.6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polymprhpic engine/polymorphic packer* - kā arhivēties katru reizi citādāk, lai vīrusi kļūtu polimorfi un varētu noslēpties no signatūru skenēšanas ((Mutation Engine, TridenT Polymorphic Engine (MtE), NuKE Encryption Device (NED), Dark Angel's Multiple Encryptor (DAME).)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šķirt Antivīrusu rīku metodes, kas ir efektīvas parastiem un polimorfiem vīrus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table:style-name="ce17" office:value-type="string" calcext:value-type="string">
            <text:p><text:span text:style-name="T5">Lietot programmatūras</text:span><text:span text:style-name="T6"> </text:span><text:span text:style-name="T7">profilēšanas rīkus, mērīt bibliotēku izsaukumu ilgumu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zudumradošās saspiešanas algorit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kvantizācijas un mediju datu apstrādes pamatjēdzienus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a definē dažus zudumradošās saspiešanas jēdzienus un dažas izplatītas noapaļošanas vai kvantizācijas pieejas. Apakšnodaļa definē JPEG algoritma soļus (citiem zudumradošiem attēlu formātiem soļi ir ļoti līdzīgi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0smDSX" xlink:type="simple">https://bit.ly/30smDSX</text:a> (MIT:Penfield2008, U3) Information and Entropy: Compress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9bVxmW" xlink:type="simple">https://bit.ly/39bVxmW</text:a> (MIT:Polyanskiy2016, CH23) Information Theory: Rate-Distortion Theory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mzl.la/3jkMViQ" xlink:type="simple">https://mzl.la/3jkMViQ</text:a> (Mozilla2020) Image File Type and Format Guide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ZlYYd" xlink:type="simple">https://bit.ly/2WZlYYd</text:a> (Weitz2016) Discrete Cosine Transform</text:p>
          </table:table-cell>
          <table:table-cell table:number-columns-repeated="61"/>
        </table:table-row>
        <table:table-row table:style-name="ro6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7fhHQgu2OcY" xlink:type="simple">https://youtu.be/7fhHQgu2OcY</text:a> (Weitz2017) Diskrete Kosinustransformation (JPEG-Komprimierung). Die Hochschule für Angewandte Wissenschaften Hamburg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ktoru un matricu operāciju atkārtojums; krāsu koordinātes kā vektor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ikt pāreju no RGB uz YIQ un otrādi (vai citām krāsu plaknēm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Skalāra vienmērīgā un nevienmērīgā kvantizācij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oida algoritms un Centroid Vornoi Tessela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4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Kvantizācija un noapaļošana ar Senlaga un Donta metodēm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5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Nepārtrauktas funkcijas Furjē pārveidojum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6</text:p>
          </table:table-cell>
          <table:table-cell table:style-name="ce9" office:value-type="string" calcext:value-type="string">
            <text:p>task</text:p>
          </table:table-cell>
          <table:table-cell table:style-name="ce25" office:value-type="string" calcext:value-type="string">
            <text:p><text:span text:style-name="T3">Formulēt Šenona</text:span><text:span text:style-name="T2">-</text:span><text:span text:style-name="T4">Naikvista</text:span><text:span text:style-name="T2"> </text:span><text:span text:style-name="T4">teorēmu</text:span>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9"/>
          <table:table-cell table:style-name="ce25"/>
          <table:table-cell table:number-columns-repeated="61"/>
        </table:table-row>
        <table:table-row table:style-name="ro1">
          <table:table-cell office:value-type="string" calcext:value-type="string">
            <text:p>2.1.7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iskrētais kosinusu pārveidoju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ortogonālas funkciju saim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diskrēto kosinusu transformācijai 1D un 2D gadīj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“wavelet’ pārveidoj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rastra attēlu glabāšanai un apstrādei nepieciešamos datu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1.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krāsas pēc RGB koordinātēm. Definēt alfa caurspīdību kā rastra attēlu superpozīcijas/pārklāšanas koeficient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zudumradošās saspiešana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JPEG un līdzīgiem algoritmiem iespējamos saspiešanas parametr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JPEG saspiešanas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1</text:p>
          </table:table-cell>
          <table:table-cell office:value-type="string" calcext:value-type="string">
            <text:p>task</text:p>
          </table:table-cell>
          <table:table-cell table:style-name="ce26" office:value-type="string" calcext:value-type="string">
            <text:p>JPEG algoritmā izpildīt plakņu I,Q izretinā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izpildīt DFT 8x8 blokiem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2.1.1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kvantizēt DFT koeficientus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2.1.1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savirknēt koeficientus un iegūt starpības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2.1.11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-length encoding - kodēšana un atkodēša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skatīt dažus attēlu zudumradošo saspiedumu lieto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Krāsu kodēšana, acīm atšķiramas atšķirības, Raw un JPEG dati foto un video aparatūr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rkstu nospiedumu saspiešana ar “wavelet” pārveido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skatīt skaņas un video saspiešanas algorit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 skaņas un video saspiešanas metodes un arī zudumradošos algoritmus darbīb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TEda" xlink:type="simple">https://bit.ly/30LTEda</text:a> (<text:span text:style-name="T2">Raissi2002) The Theory behind MP3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cilvēka dzirdes matemātisko modeli, kuru lieto MP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MP3 skaņas saspiešanas pamat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2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4 formāta datu saspiežamību, ja zināms, cik tajā ir katra veida freimu, cik kadru sekundē un cik labi katru no tiem var saspies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3 formāta datu saspiežamību, ja zināms paraugā esošo frekvenču diapazons un iesaistīto "filterbank" skaits, un bitraide (bit/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video saspie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praktiskai video failu sagatavošanai piemērotus konteiner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spriedumi par DR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tenti saistīti ar saspiešanas algoritmie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edzamās un neredzamās ūdenszīmes mediju failos </text:p>
            <text:p>(*watermarking algorithms*); to robustums atkarībā no saspiešanas veid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lietojumus steganogrāfijai (informācijas paslēpšanai ar to nesaistītā failā; t.sk. JPEG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5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kaidrot steganogrāfijas un tās pazīšanas tehnoloģiju iespaidu uz datu noplūdes novēršanas rīkiem (Data Leak Prevention, DLP)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kļūdu korekcij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Pazīt un risināt kļūdu identificēšanas uzdevu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ā apskatām kļūdu identificēšanas paņēmienus (bez apņemšanās kļūdu lokalizēt vai izlabot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hF5T1P" xlink:type="simple">https://bit.ly/3hF5T1P</text:a> (Modiano2009, L15)  Communication Systems Engineering: Cyclic Codes and Error Detec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CRC32 algoritmu un apskatīt tā īpašība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Lūna pārbaudes (Luhn check) algoritmu un līdzīgus kontrolsummu algorit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Aplūkot dažus droša hešinga algoritmus (MD5, SHA256 u.c.) un to lietojamību, lai pamatotu, ka datu vai programmatūras fails nav korumpēts.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Heminga un citus lineārus kļūdu labošanas kod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lūko tos kodus, kam var izlabot tikai vienu kļūdu, toties tie balstās uz matricu algebru un to optimalitāte ir pierādā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QMg2H (MIT:Polyanskiy2016, CH16) Information Theory: Linear Codes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9w4LnXIip5A" xlink:type="simple">https://youtu.be/9w4LnXIip5A</text:a> (MacKay2014E) Noisy Channel Coding (I):  Inference and Information Measures for Noisy Channel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vVAsh5DAe10" xlink:type="simple">https://youtu.be/vVAsh5DAe10</text:a> (MacKay2014F) Noisy Channel Coding (II):  The Capacity of a Noisy Channe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KSV8KnF38bs" xlink:type="simple">https://youtu.be/KSV8KnF38bs</text:a> (MacKay2014G) Noisy Channel Coding (III):  The Noisy-Channel Coding Theorem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trijstūra nevienādību virkņu atšķirību metrikai un tās sekas kļūdu labošanā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bitu virkņu attālumu (kļūdu jeb atšķirību skaitīšana)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Pamatot, ka attālums starp $2$ ziņojumiem ir vismaz $2c+1$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n-dimensiju kubus ar kodavārdiem virsotnē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, kas ir [n,k,d] kļūdu korekcijas kod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Kombinatoriski pamatot $[n,k,d]$ kodu (ne)esamību noteiktiem parametriem $n,k,d$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[7,4,1] Heminga kod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1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veidot Heminga kodu (saskaitāmās izteiksmes pēc mod 2) vienas kļūdas labošanai un iekodēt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2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labot kļūdu saņemtā $[7,4,1]$ Heminga koda ziņojumā un atkodē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3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Aprakstīt $[7,4,1]$ Heminga kodu ar matricas operācij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Formulēt Heminga kodu optimalitātes teorēmu (ja koda garums ir $2^n-1$)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1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Atkodēt 7-bitu un 15-bitu Heminga kodu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2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Sakārtot Heminga ziņojumu/kontroles bitus inversi leksikogrāfisk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Definēt vispārīgu lineāru kodu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1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ģeneratormatric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2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pareizības pārbaudes matric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Rīda-Solomona kodus un polinomu interpolā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lūkot algoritmu saimi, kas rodas no polinomu aplūkošanas un var izlabot lielāku skaitu kļūdu nekā Heminga kod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3hElxKM" xlink:type="simple">https://bit.ly/3hElxKM</text:a> (Kak2020, L6) Computer and Network Security: Polynomial Arithmetic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Bwhq44" xlink:type="simple">https://bit.ly/2Bwhq44</text:a> (Kak2020, L7) Computer and Network Security: Finite Fields of the Form $GF(2^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X0yzua" xlink:type="simple">https://bit.ly/2X0yzua</text:a> (Khan2017) Building <text:span text:style-name="T3">polinomials</text:span><text:span text:style-name="T2"> over the field $GF(2^8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galīgus laukus un formulēt to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Lauku jēdziens un piemē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2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Lauks</text:span><text:span text:style-name="T2"> $GF(p)$, </text:span><text:span text:style-name="T4">kur</text:span><text:span text:style-name="T2"> $p$ </text:span><text:span text:style-name="T4">ir</text:span><text:span text:style-name="T2"> </text:span><text:span text:style-name="T4">pirmskaitlis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3</text:p>
          </table:table-cell>
          <table:table-cell table:style-name="ce9" office:value-type="string" calcext:value-type="string">
            <text:p>example</text:p>
          </table:table-cell>
          <table:table-cell table:style-name="ce24" office:value-type="string" calcext:value-type="string">
            <text:p>Veikt aritmētiskas darbības galīgos laukos $GF(p)$ (atlikumi pēc pirmskaitļa moduļ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4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Veikt aritmētiskas darbības galīgos laukos</text:span><text:span text:style-name="T2"> $GF(p^n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5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Veikt četras aritmētiskas darbības galīgos laukos $GF(2^n)$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6</text:p>
          </table:table-cell>
          <table:table-cell table:style-name="ce9" office:value-type="string" calcext:value-type="string">
            <text:p>math</text:p>
          </table:table-cell>
          <table:table-cell table:style-name="ce23" office:value-type="string" calcext:value-type="string">
            <text:p>Veikt darbības ar polinomiem pār galīgiem lau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algebras pamatteor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algebras pamatteorēmas sekas par divu polinomu sakņu sakri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Konstruēt polinomu ar dotajām sa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akstīt Lagranža interpolācijas polinomu formul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 kā algebriskas interpolācij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istīt Solomona-Rīda polinoma pakāpi, vērtību un kļūdu skai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, veidojot polinomus virs Galuā lauk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citus kļūdu labošanas algoritmu veid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ti daži moderni kļūdu labošanas algoritmi un esošo pieeju kombinācij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5O5fV" xlink:type="simple">https://bit.ly/3g5O5fV</text:a> (Noisternig2006) An Introduction to Tornado Codes:  Introduction to Error-Correcting Codes by Michael Noisternig. University of Darmstad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ļūdu atjaunošanas kodējumu divdaļīgā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Tornado kodu vispārējo darb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zīt kļūdu detekcijas un labošanas metodes darb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Nosaukt OSI un arī TCP/IP protokolu steku līmeņus, kur labo kļūd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Etherneta freimu kļūdu labošanas meto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Aprakstīt kļūdu</text:span><text:span text:style-name="T2"> </text:span><text:span text:style-name="T4">detekcijas un labošanas metodes</text:span><text:span text:style-name="T2"> </text:span><text:span text:style-name="T4">kompaktdisku datos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lineārās programm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<text:span text:style-name="T1">Definēt LP pamatēdzienus un formalizēt teksta uzdevumus </text:span>par LP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definēti lineārās optimizācijas uzdevumu pamatjēdzieni un vienkāršākie secinājumi par to risināmību kā arī visāda veida dualitātes rezultā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wbmY" xlink:type="simple">https://bit.ly/3jDwbmY</text:a> (MIT:Goemans2008, L9) Advanced Algorithms: Linear Programm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bUFQ" xlink:type="simple">https://bit.ly/3g0bUFQ</text:a> (Vempala2003; L12) Combinatorial Optimization: Linear Progra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pamat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.1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Risināt nelielas</text:span><text:span text:style-name="T2"> </text:span><text:span text:style-name="T4">lineāru</text:span><text:span text:style-name="T2"> </text:span><text:span text:style-name="T4">vienādojumu</text:span><text:span text:style-name="T2"> </text:span><text:span text:style-name="T4">sistēmas</text:span><text:span text:style-name="T2"> </text:span><text:span text:style-name="T4">ar</text:span><text:span text:style-name="T2"> </text:span><text:span text:style-name="T4">mainīgo</text:span><text:span text:style-name="T2"> </text:span><text:span text:style-name="T4">izslēgšanu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un noteikt taisnstūrveida matricas rang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.3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Veikt Gausa izslēgšanas soļus matric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ģeometrisko interpretāc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nterpretēt ģeometriski LP uzdevuma nosacījumus un papildmainīg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tēlot plaknē pieļaujamo apgabalu 2 brīvo mainīgo LP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zīmēt 2D vai 3D pieļaujamā apgabala robežai mainīgo, kurš ir 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Ģeometriskā intuīcija par optimālā risinājuma esamību un eksponenciāls “naivais algoritms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LP uzdevumu pārrakstīšanas un manipulācij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mērķa funkcijas minimizēšanu par maksimiz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vienādības ar nevienādībā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nevienādību ar nenegativitāti un nokares mainī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izstāt ar zīmi neierobežotus mainīgos ar diviem nenegatīviem mainīgaj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problēmas kā veselo skaitļu programmēšan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Formulēt teksta uzdevumus kā veselo skaitļu LP uzdev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.2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Hamiltona ciklu uz veselo skaitļu LP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.3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SAT problēmu uz veselo skaitļu LP uzdev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simpleksu metodi lineārās programmēšanas uzdevumu risināšana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vecāko un arvien populārāko LP risināšanas metodi ar simpleksu metodi. Vienlaikus pamatots neapmierinošs konverģences ātrums dažos īpašos gadīj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c1O2e" xlink:type="simple">https://bit.ly/39c1O2e</text:a></text:span><text:span text:style-name="T1"> (MIT:Goemans2008, L10) Advanced Algorithms: Sketch of the Simplex Method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9oSTdT" xlink:type="simple">https://bit.ly/39oSTdT</text:a> (MIT:Demaine2015, L15) Design and Analysis of Algorithms: Linear Programm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qhaQ" xlink:type="simple">https://bit.ly/30LqhaQ</text:a> (Chutong2019) Statistical Analysis of Four Pivot Rules for the Simplex Meth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ZVszVC" xlink:type="simple">https://bit.ly/2ZVszVC</text:a> (Vempala2003, L13) Combinatorial Optimization: The Simplex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LP uzdevumus simpleksu standartformā, t.sk. Ieviešot papild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vēlēties sākotnējo tuvinājumu simpleksu algoritm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simpleks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simpleksu algoritma ārtrdarbību un sliktākos gadīju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<text:s/>rezultātus par LP dualitāti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ieviešam teorijas rezultātus un algoritmus, kas izmanto lineāro programmu du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2mf2O" xlink:type="simple">https://bit.ly/3f2mf2O</text:a> (MIT:Goemans2008; L10) Advanced Algorithms: LP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VL1e" xlink:type="simple">https://bit.ly/32SVL1e</text:a> (MIT:Goemans2008; L11) Advanced Algorithms: Complexity of L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N6RlV" xlink:type="simple">https://bit.ly/30N6RlV</text:a> (Cornell:Williamson2008; L7) Mathematical Programming 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tWXwN" xlink:type="simple">https://bit.ly/2BtWXwN</text:a> (MIT:Vempala2003, L16) Combinatorial Optimization: The Primal-Dual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OYq7" xlink:type="simple">https://bit.ly/3g0OYq7</text:a> (CMU:Sleator2018, L15) Algorithms: Linear Programming –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un 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u dažos ekvivalentos veid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as sec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primāro LP uzdevumu par duā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duālās problēmas fizikālo interpretāciju ar bumbiņ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2</text:p>
          </table:table-cell>
          <table:table-cell table:style-name="ce9" office:value-type="string" calcext:value-type="string">
            <text:p>example</text:p>
          </table:table-cell>
          <table:table-cell table:style-name="ce26" office:value-type="string" calcext:value-type="string">
            <text:p>Pārveidot (nestandartformas) LP uzdevumu par tam duāl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Teksta uzdevumos interpretēt gan primāros, gan duālos 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Izmantot dualitātes teorēmu un aprēķināt dualitātes atstarp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5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optimizācijas veida teksta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6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maksimālās plūsmas uzdevumam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imārā-Duālā metode LP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P uzdevumu izmērs un sarežģītī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dualitātes izpausmes teksta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grafu plūsm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krājumu vadīb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matricu spēļu uzdevumo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elipsoīda metodi LP risināšanā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iteratīvu (skaitlisko metožu iedvesmotu) LP risināšanas metodi – elipsoīdu metodi un tās ģeometrisko interpretāc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sZXtr" xlink:type="simple">https://bit.ly/2BsZXtr</text:a> (MIT:Goemans2008, L12) Advanced Algorithms: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hD1dtf" xlink:type="simple">https://bit.ly/3hD1dtf</text:a> (MIT:Goemans2009, L7) Combinatorial Optimization: Ellipsoid Algorith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TGVYy" xlink:type="simple">https://bit.ly/32TGVYy</text:a> (MIT:Vempala2003; L17) Combinatorial Optimization: The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Elipsoīd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Hačijana elipsoīda algoritma tilpumu novērtēj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iekšējā punkta metodes un afīno mērogošanu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5</text:p>
          </table:table-cell>
          <table:table-cell table:style-name="ce9" office:value-type="string" calcext:value-type="string">
            <text:p>description</text:p>
          </table:table-cell>
          <table:table-cell table:style-name="ce21" office:value-type="string" calcext:value-type="string">
            <text:p>Apakšnodaļā virspusēji aprakstītas vairākas iekšējā punkta metodes un viena no tām (afīnās mērogošanas atsevišķs variants) izklāstīts detalizē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ScSH" xlink:type="simple">https://bit.ly/3jDScSH</text:a> (MIT:Bertsimas2009, L21) Optimization Methods: Affine scaling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Ieviest nepārtrauktu funkciju optimizācijā pazīstamus 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1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Definēt izliektas kop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2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Nepārtrauktas un diferencējamas funkcijas maksimu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3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Formulēt teorēmu par lineāras funkcijas lielāko vērtība uz sfē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4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<text:span text:style-name="T2">Rakstīt izteiksmi $n$-d</text:span><text:span text:style-name="T4">imensiju</text:span><text:span text:style-name="T2"> </text:span><text:span text:style-name="T4">vektora</text:span><text:span text:style-name="T2"> </text:span><text:span text:style-name="T4">projicēšanai</text:span><text:span text:style-name="T2"> </text:span><text:span text:style-name="T4">hiperplaknē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afīnās mērogošanas metodi LP risināšan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pildīt afīnās mērogošanas metodes koordinātu pārveidoj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metodes maksimālā pieauguma virzien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ojicēt afīnās mērogošanas metodes virzienu dotajā pla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kārtējo tuvinājumu un atgriezties sākotnējos apzīmēj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5.3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Apskatīt LP modeļu izmantošanu Ieteikumu sistēmās (recommender systems) – tsk. Netflix vai grāmatu ieteik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5.4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Reducēt dažas NP-pilnas problēmas uz lineāras optimizācijas (t.sk. Integer programming)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citus iekšējā punkta metožu variant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11" office:value-type="string" calcext:value-type="string">
            <text:p>topic</text:p>
          </table:table-cell>
          <table:table-cell table:style-name="ce13" office:value-type="string" calcext:value-type="string">
            <text:p>Lietot un analizēt virkņu mekl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1</text:p>
          </table:table-cell>
          <table:table-cell table:style-name="ce8" office:value-type="string" calcext:value-type="string">
            <text:p>task</text:p>
          </table:table-cell>
          <table:table-cell table:style-name="ce30" office:value-type="string" calcext:value-type="string">
            <text:p>Ieviest virkņu meklēšanā izmantotos jēdzien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5.1</text:p>
          </table:table-cell>
          <table:table-cell table:style-name="ce9" office:value-type="string" calcext:value-type="string">
            <text:p>description</text:p>
          </table:table-cell>
          <table:table-cell table:style-name="ce27" office:value-type="string" calcext:value-type="string">
            <text:p>Šajā apakšnodaļā apskatām pamatjēdzienus un naivo algoritmu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2iHcL" xlink:type="simple">https://bit.ly/302iHcL</text:a> (RajputJi2016) Wildcard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terminus – virkne, apakšvirkne, apakšstrings, apakšstringa indeks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virkņu meklēšanas uzdevumus (jā/nē testēšana, pirmais indekss, visi indeks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garākās kopīgās apakšvirkne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3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Novērtēt apakšvirkņu un apakšstringu skaitu dotajā vir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4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Pamatot dažas stringu prefiksu/sufiksu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naivo apakšstringa meklēšanas algoritmu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2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sliktākajā gadījumā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2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“nejaušām” virknēm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lūkot algoritmiskus risinājumus rediģēšanas attālumam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3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Definēt Levenšteina (rediģēšanas) attāl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dinamiskās programmēšanas algoritmu rediģēšanas attāl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Pārveidot rediģēšanas attālumu par īsāko ceļu grafā un Dijkstra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.4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Izmantot dinamisko programmēšanu, meklējot paraugus ar aizstājējzīmēm (wildcards)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hešinga paradigmas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apspriesti slīdošā loga (sliding window jeb rolling hash) algoritm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6X0PK" xlink:type="simple">https://bit.ly/2D6X0PK</text:a> (MIT:Devadas2009, L6) Introduction to Algorithms: Rolling Hash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Soske" xlink:type="simple">https://bit.ly/2CSoske</text:a> (MIT:Demaine2011, L9) Introduction to Algorithms: Table Doubling, Karp-Rab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anipulēt ar skaitļiem dažādās skaitīšanas sistēm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Pārveidot skaitļus no vienas skaitīšanas sistēmas ci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Aprēķināt polinomu vērtības ar Hornera sh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2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<text:span text:style-name="T3">Aprēķināt</text:span><text:span text:style-name="T2"> </text:span><text:span text:style-name="T4">pozicionāli</text:span><text:span text:style-name="T2"> </text:span><text:span text:style-name="T4">pierakstītu</text:span><text:span text:style-name="T2"> </text:span><text:span text:style-name="T4">skaitļu</text:span><text:span text:style-name="T2"> </text:span><text:span text:style-name="T4">vērtības</text:span><text:span text:style-name="T2"> </text:span><text:span text:style-name="T4">ar</text:span><text:span text:style-name="T2"> </text:span><text:span text:style-name="T4">Hornera</text:span><text:span text:style-name="T2"> </text:span><text:span text:style-name="T4">shēmu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4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Rakstīt formulas “ritinošā hešinga” efektīvai aprēķ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Rabina-Karpa algoritm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optimāla modulārā hešinga funkciju parametru izvē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Ja doti parametri, novērtēt viltus trāpījumu varbūtību Rabina-Karpa algoritm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Veikt Rabina-Karpa soli, ja doti parametri un pārbaudāmais teks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Blūma filtrus – varbūtiskas datu struktūras ar hešing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Blūma filtra abstrakto datu tipu, iespējamās kļūdas atbildē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aktiski izraudzītus parametrus, lai Blūma filtrs sniegtu vietas ietaupī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Knuta-Morisa-Prata algoritu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parauga meklēšanu ar galīga automāta palīdzību, kura stāvokļu pārejas iekodē prefiksu funk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lJDH" xlink:type="simple">https://bit.ly/3g0lJDH</text:a> (CMU:Kingsford2017, L9)  Design &amp; Analysis of Algorithms: String Match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b5FAM" xlink:type="simple">https://bit.ly/2Db5FAM</text:a> (Berkeley:Patrascu2009, HW5) Computability and Complexity: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galīgo automātu jēdzienus stringu analīze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Izveidot automātu apakšstring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2</text:p>
          </table:table-cell>
          <table:table-cell table:style-name="ce9" office:value-type="string" calcext:value-type="string">
            <text:p>math</text:p>
          </table:table-cell>
          <table:table-cell table:style-name="ce29" office:value-type="string" calcext:value-type="string">
            <text:p>Izveidot automātu regulāru izteiksmj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rādīt ievades papildināšanas (input enhancement) pieeju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refiksu funkciju meklējamam paraugam un tā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KMP algoritmu, kas optimizē nobīdes paliel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jamajam paraugam P izveidot KMP prefiksu funkcijas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Pamatot dažas prefiksu funkcijas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kaitīt simbolu salīdzināšanas, meklējot apakšvirknes ar KMP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līdzināt KMP ar stāvokļu automāt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stāvokļa automātu stringu meklēšanas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efiksu funkcijas saistību ar pārejām stāvokļu automā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Dotam paraugam $P$ izveidot</text:span><text:span text:style-name="T2"> galīgu automātu tā meklēšanai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Bojera-Mūra algorit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otra veida stringu meklēšanas algoritmus, kuri sāk pārbaudes no parauga beig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HoImP" xlink:type="simple">https://bit.ly/3jHoImP</text:a> (UCDavis:Gusfield2011) String Algorithms: Notes on Boyer-Mo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WHwIT" xlink:type="simple">https://bit.ly/32WHwIT</text:a> (Lang2001) Boyer-Moore-Algorith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3MSWn" xlink:type="simple">https://bit.ly/3g3MSWn</text:a> (Mangal2017) Boyer Moore Algorithm: Good Suffix heurist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Bojera-Mūra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sliktā simbola heiristiku un funkciju $\lambd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abā sufiksa heiristiku un gammas funkciju $\gamm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šanas paraugam $P$ izveidot labā sufiksa tabu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<text:span text:style-name="T1">Dotajam meklēšanas paraugam $P$ izveidot </text:span> sliktā simbola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pilna BM algoritma ātrdarbību caurmēra un sliktākajā gadījumā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Bojera-Mūra-Horspola algoritmu caurmēra un slikākajā gadījumā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sufiksu koku un lietot to virkņu uzdev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nodaļā apskatītas tās pieejas, kas nav radniecīgas RK, KMP, BM algoritmiem un virkņu algoritmu lietojumi dzīv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SHSK" xlink:type="simple">https://bit.ly/32SSHSK</text:a> (CMU:Kingsford2017, L10) Algorithms: Suffix Trees and Arra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UjyOi (MIT:Karger1999, Handout 8) Advanced Algorithms: Problemset 3 Solu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YeSn3" xlink:type="simple">https://bit.ly/2WYeSn3</text:a> (Allison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2Dc2Pvm" xlink:type="simple">https://stanford.io/2Dc2Pvm</text:a> (Stanford:KayA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3hEnJlD" xlink:type="simple">https://stanford.io/3hEnJlD</text:a> (Stanford:KayB) Suffix Trees: Notes on Ukkonen's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bit.ly/30R8nDl" xlink:type="simple">https://bit.ly/30R8nDl</text:a> (MIT:Demaine2012) Advanced Data Structures: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garākā kopīgā apakšstringa meklē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tringu meklēšanas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līdošā hešinga lietojumus plaģiāta noķeršanā; pārskatīt rīkus un pakalpojumu veid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2</text:p>
          </table:table-cell>
          <table:table-cell office:value-type="string" calcext:value-type="string">
            <text:p>task</text:p>
          </table:table-cell>
          <table:table-cell table:style-name="ce32" office:value-type="string" calcext:value-type="string">
            <text:p>Izskaidrot datu noplūdes novēršanas lietojumus (DLP); heštabulu un Blūma filtru lietojumus taj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leksikonu (nelielu vārdnīcu)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regulāru izteiksmju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pazīties ar sufiksu k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ufiksu koku datu struktūr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Ukonena algoritmu sufiksu koku veidošana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sufiksu kokus dažiem meklēšanas uzdevumiem.</text:p>
          </table:table-cell>
          <table:table-cell table:number-columns-repeated="61"/>
        </table:table-row>
        <table:table-row table:style-name="ro1" table:number-rows-repeated="10481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verflow" table:style-name="ta1">
        <table:table-column table:style-name="co5" table:default-cell-style-name="ce4"/>
        <table:table-column table:style-name="co6" table:default-cell-style-name="ce9"/>
        <table:table-column table:style-name="co7" table:default-cell-style-name="ce16"/>
        <table:table-row table:style-name="ro1">
          <table:table-cell table:style-name="ce2" office:value-type="string" calcext:value-type="string">
            <text:p>4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grafu algoritmus</text:p>
          </table:table-cell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dinamiskās programmēšanas paradigmu un lietot to īsāko ceļu algoritmos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Šajā apakšnodaļā apskatīti tie grafu algoritmi, kurus var risināt ar dažādām dinamiskās programmēšanas jeb memoizēšanas pieejām; t.sk. visu pāru īsākie ceļi.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0JGgX1" xlink:type="simple">https://bit.ly/30JGgX1</text:a></text:span><text:span text:style-name="T1"> (MIT:Demaine2015, L11) Design and Analysis of Algorithms: All-Pairs Shortest Paths</text:span>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OQ5jsbhAv_M" xlink:type="simple">https://youtu.be/OQ5jsbhAv_M</text:a> (Demaine2013, L19) Dynamic Programming I: Fibonacci, Shortest Paths</text:p>
          </table:table-cell>
        </table:table-row>
        <table:table-row table:style-name="ro1">
          <table:table-cell office:value-type="string" calcext:value-type="string">
            <text:p>4.1.1</text:p>
          </table:table-cell>
          <table:table-cell office:value-type="string" calcext:value-type="string">
            <text:p>task</text:p>
          </table:table-cell>
          <table:table-cell table:style-name="ce19" office:value-type="string" calcext:value-type="string">
            <text:p>Lietot un analizēt Belmana-Forda algoritmu īsāko ceļu atrašanai</text:p>
          </table:table-cell>
        </table:table-row>
        <table:table-row table:style-name="ro1">
          <table:table-cell office:value-type="string" calcext:value-type="string">
            <text:p>4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Floida-Varšala algoritmu visu pāru īsāko ceļu atrašanai</text:p>
          </table:table-cell>
        </table:table-row>
        <table:table-row table:style-name="ro1">
          <table:table-cell office:value-type="string" calcext:value-type="string">
            <text:p>4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Varšala algoritmu transitīvā slēguma atrašanai</text:p>
          </table:table-cell>
        </table:table-row>
        <table:table-row table:style-name="ro1">
          <table:table-cell table:style-name="ce2" office:value-type="string" calcext:value-type="string">
            <text:p>4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alkatīgo paradigmu, t.sk. Īsāko ceļu un minimālā savienotā koka algoritmos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Šajā apakšnodaļā minēti alkatīgās paradigmas grafu algoritmi.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f2l1o8" xlink:type="simple">https://bit.ly/3f2l1o8</text:a> (MIT:Demaine2015, L12) Design and Analysis of Algorithms: 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g13jmd" xlink:type="simple">https://bit.ly/3g13jmd</text:a> (MIT:Schulz, L10) Optimization Methods: Network Flows I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Dijkstras algoritmu īsākā ceļa atrašanai</text:p>
          </table:table-cell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Prima algoritmu minimālā savienotā koka (MST) atrašanai</text:p>
          </table:table-cell>
        </table:table-row>
        <table:table-row table:style-name="ro1">
          <table:table-cell office:value-type="string" calcext:value-type="string">
            <text:p>4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Kraskala algoritmu MST atrašanai</text:p>
          </table:table-cell>
        </table:table-row>
        <table:table-row table:style-name="ro3">
          <table:table-cell table:style-name="ce2" office:value-type="string" calcext:value-type="string">
            <text:p>4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pakāpenisko uzlabojumu paradigmu, t.sk. grafu plūsmu un maksimālo sapārojumu uzdevumos.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pakšnodaļā aplūkoti grafu uzdevumi svērtiem grafiem, kuri risina plūsmu uzdevumus vai arī pieaudzē sapārojumus. 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eYGa2D" xlink:type="simple">https://bit.ly/3eYGa2D</text:a> (MIT:Demaine2015, L13) Design and Analysis of Algorithms: Incremental Improvement: Max Flow, Min Cut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2VTYZd" xlink:type="simple">https://bit.ly/32VTYZd</text:a> (CMU:Sleator2018, L11)  Design &amp; Analysis of Algorithms: Network Flows 2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9tDiJY" xlink:type="simple">https://bit.ly/39tDiJY</text:a> (Goemans2009, L6) Combinatorial Optimization: Flows and Cuts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f1T1kH" xlink:type="simple">https://bit.ly/3f1T1kH</text:a> (DU:Daugulis2005) Grafu algoritmi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grafu plūsmu uzdevumu jēdzienus</text:p>
          </table:table-cell>
        </table:table-row>
        <table:table-row table:style-name="ro1">
          <table:table-cell office:value-type="string" calcext:value-type="string">
            <text:p>4.3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vērtu grafu ar izteku, ieteku un šķautņu ietilpībām.</text:p>
          </table:table-cell>
        </table:table-row>
        <table:table-row table:style-name="ro1">
          <table:table-cell office:value-type="string" calcext:value-type="string">
            <text:p>4.3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plūsmu svērtā grafā</text:p>
          </table:table-cell>
        </table:table-row>
        <table:table-row table:style-name="ro1">
          <table:table-cell office:value-type="string" calcext:value-type="string">
            <text:p>4.3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šķēlumu svērtā grafā, tā ietilpību</text:p>
          </table:table-cell>
        </table:table-row>
        <table:table-row table:style-name="ro1">
          <table:table-cell office:value-type="string" calcext:value-type="string">
            <text:p>4.3.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reziduālo plūsmu</text:p>
          </table:table-cell>
        </table:table-row>
        <table:table-row table:style-name="ro1">
          <table:table-cell office:value-type="string" calcext:value-type="string">
            <text:p>4.3.1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palielinošo ceļu grafā ar reziduālo plūsmu.</text:p>
          </table:table-cell>
        </table:table-row>
        <table:table-row table:style-name="ro1">
          <table:table-cell office:value-type="string" calcext:value-type="string">
            <text:p>4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ormulēt un pierādīt maksimālās plūsmas un minimālā šķēluma teorēmu</text:p>
          </table:table-cell>
        </table:table-row>
        <table:table-row table:style-name="ro1">
          <table:table-cell office:value-type="string" calcext:value-type="string">
            <text:p>4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Forda-Falkersona algoritmu</text:p>
          </table:table-cell>
        </table:table-row>
        <table:table-row table:style-name="ro1">
          <table:table-cell office:value-type="string" calcext:value-type="string">
            <text:p>4.3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algoritmus maksimālajiem sapārojumiem divdaļīgos graf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23:58:21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5T00:07:17.914000000</dc:date>
    <meta:editing-duration>P3DT11H18S</meta:editing-duration>
    <meta:editing-cycles>209</meta:editing-cycles>
    <meta:generator>LibreOffice/6.3.2.2$Windows_X86_64 LibreOffice_project/98b30e735bda24bc04ab42594c85f7fd8be07b9c</meta:generator>
    <meta:document-statistic meta:table-count="2" meta:cell-count="1362" meta:object-count="0"/>
  </office:meta>
</office:document-meta>
</file>